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L2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ompte-Rendu du TP2</text:span> - <text:span text:style-name="T1">PROTOCOLES ET SERVICES INTERNET</text:span> </text:p>
      <text:p text:style-name="P1"/>
      <text:p text:style-name="Standard">Auteur : Pierre-Charles Nicolas</text:p>
      <text:p text:style-name="Standard"/>
      <text:p text:style-name="P2">Préparation :</text:p>
      <text:p text:style-name="P2"/>
      <text:p text:style-name="P2"><text:tab/><text:span text:style-name="T3">Décompresser l'archive tar -xvf path/to/TP2.tar</text:span></text:p>
      <text:p text:style-name="P6"><text:tab/>Pour compiler les programmes java, utiliser la commande "make" à la racine du dossier <text:tab/>"TP2".</text:p>
      <text:p text:style-name="P6"/>
      <text:p text:style-name="P5">Structure du projet :</text:p>
      <text:p text:style-name="P5"/>
      <text:list xml:id="list5317312992385476332" text:style-name="L2">
        <text:list-item>
          <text:list>
            <text:list-item>
              <text:p text:style-name="P7">bin : contient les binaires java</text:p>
            </text:list-item>
            <text:list-item>
              <text:p text:style-name="P7">doc : description du protocole</text:p>
            </text:list-item>
            <text:list-item>
              <text:p text:style-name="P7">log : contient les fichiers log du serveur pour observer le comportement des clients</text:p>
            </text:list-item>
            <text:list-item>
              <text:p text:style-name="P7">manif : contient les manifest pour créer les .jar</text:p>
            </text:list-item>
            <text:list-item>
              <text:p text:style-name="P7">src : les sources des packages client, server et utils.</text:p>
            </text:list-item>
            <text:list-item>
              <text:p text:style-name="P7">Makefile : pour construire les exécutables</text:p>
            </text:list-item>
          </text:list>
        </text:list-item>
      </text:list>
      <text:p text:style-name="P6"/>
      <text:p text:style-name="P5">Utilisation :</text:p>
      <text:p text:style-name="Standard"><text:tab/></text:p>
      <text:p text:style-name="Standard"><text:tab/>Les fichiers .jar sont générés par le Makefile avec la commande "make".</text:p>
      <text:p text:style-name="Standard"><text:tab/></text:p>
      <text:p text:style-name="Standard"><text:tab/>Pour exécuter le serveur : "java -jar server.jar"</text:p>
      <text:p text:style-name="Standard"><text:tab/>Pour exécuter le client : "java -jar client.jar" avec facultativement un argument <text:tab/>"server_address" qui est l'adresse sur le réseau local du serveur.</text:p>
      <text:p text:style-name="Standard"><text:tab/>Sinon le client cherchera un serveur exécuter sur la machine locale en localhost.</text:p>
      <text:p text:style-name="Standard"><text:tab/></text:p>
      <text:p text:style-name="Standard"><text:tab/>Le serveur attend une connexion TCP sur le port 1027.</text:p>
      <text:p text:style-name="Standard"><text:tab/>Les clients s'y connectent et fournissent un port UDP (pour la communication client-client).</text:p>
      <text:p text:style-name="Standard"><text:tab/>Le serveur envoie les annonces présentent si il y en a.</text:p>
      <text:p text:style-name="Standard"><text:tab/>On peut ensuite envoyer des messages à partir du client suivant le format suivant :</text:p>
      <text:list xml:id="list200394261612684141" text:style-name="L1">
        <text:list-item>
          <text:list>
            <text:list-header>
              <text:p text:style-name="P3"/>
            </text:list-header>
            <text:list-item>
              <text:p text:style-name="P3">AD : "Ajout d'une annonce : AD &lt;msg&gt;"</text:p>
            </text:list-item>
            <text:list-item>
              <text:p text:style-name="P3">RM : "Supression d'une annonce : RM &lt;id-ad&gt;"</text:p>
            </text:list-item>
            <text:list-item>
              <text:p text:style-name="P3">LS : "Lister toutes les annonces : LS"</text:p>
            </text:list-item>
            <text:list-item>
              <text:p text:style-name="P3">SM : "Envoyer un message a un client : SM &lt;id-ad&gt; &lt;msg&gt;"</text:p>
            </text:list-item>
            <text:list-item>
              <text:p text:style-name="P3">RP : "Repondre a un pair : RP &lt;id-pair&gt; &lt;msg&gt;"</text:p>
            </text:list-item>
            <text:list-item>
              <text:p text:style-name="P3">LP : "Lister les paires : LP"</text:p>
            </text:list-item>
            <text:list-item>
              <text:p text:style-name="P3">LM : "Lister les messages : LM"</text:p>
            </text:list-item>
            <text:list-item>
              <text:p text:style-name="P3">ST : "Envoyer une demande de transaction : ST &lt;id-ad&gt;"</text:p>
            </text:list-item>
            <text:list-item>
              <text:p text:style-name="P3">LT : "Lister les transactions : LT"</text:p>
            </text:list-item>
            <text:list-item>
              <text:p text:style-name="P3">OK : "Envoyer une reponse positive a une transaction : OK &lt;id-tr&gt;"</text:p>
            </text:list-item>
            <text:list-item>
              <text:p text:style-name="P3">KO : "Envoyer une reponse negative a une transaction : KO &lt;id-tr&gt;"</text:p>
            </text:list-item>
            <text:list-item>
              <text:p text:style-name="P3">HE : "Afficher l'aide : HE"</text:p>
            </text:list-item>
            <text:list-item>
              <text:p text:style-name="P3">EX : "Deconnexion : EX"<text:line-break/><text:tab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3M58S</meta:editing-duration>
    <meta:editing-cycles>16</meta:editing-cycles>
    <meta:generator>OpenOffice/4.1.1$Win32 OpenOffice.org_project/411m6$Build-9775</meta:generator>
    <dc:date>2015-12-02T13:24:16.82</dc:date>
    <dc:creator>Nicolas PIERRE-CHARLES</dc:creator>
    <meta:document-statistic meta:table-count="0" meta:image-count="0" meta:object-count="0" meta:page-count="1" meta:paragraph-count="37" meta:word-count="325" meta:character-count="1784"/>
    <meta:user-defined meta:name="Info 1"/>
    <meta:user-defined meta:name="Info 2"/>
    <meta:user-defined meta:name="Info 3"/>
    <meta:user-defined meta:name="Info 4"/>
  </office:meta>
</office:document-meta>
</file>